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a3c6" officeooo:paragraph-rsid="0012a3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Les technologie utiliser c’est</text:p>
      <text:p text:style-name="P1"><text:s text:c="34"/>1) POO (Programmation Oriente Objet)</text:p>
      <text:p text:style-name="P1"><text:s text:c="34"/>2) JAVA SCRIPT</text:p>
      <text:p text:style-name="P1"><text:s text:c="34"/>3)PHP</text:p>
      <text:p text:style-name="P1"><text:s text:c="34"/>4)BOOSTRAP</text:p>
      <text:p text:style-name="P1"><text:s text:c="34"/>5)HTML5</text:p>
      <text:p text:style-name="P1"><text:s text:c="34"/>6)C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1:30:12.516179177</meta:creation-date>
    <dc:date>2019-10-15T21:35:29.978505513</dc:date>
    <meta:editing-duration>PT5M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6" meta:character-count="355" meta:non-whitespace-character-count="98"/>
  </office:meta>
</office:document-meta>
</file>